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Footer">
      <style:paragraph-properties fo:text-align="end" style:justify-single-word="false"/>
      <style:text-properties style:font-name="Ubuntu" officeooo:rsid="001ac5eb" officeooo:paragraph-rsid="001ac5eb"/>
    </style:style>
    <style:style style:name="P2" style:family="paragraph" style:parent-style-name="Standard">
      <style:paragraph-properties fo:text-align="center" style:justify-single-word="false"/>
      <style:text-properties style:font-name="Ubuntu" fo:font-size="22pt" officeooo:rsid="00174f7e" officeooo:paragraph-rsid="00174f7e" style:font-size-asian="19.25pt" style:font-size-complex="22pt"/>
    </style:style>
    <style:style style:name="P3"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174f7e" officeooo:paragraph-rsid="00174f7e" style:font-size-asian="12.25pt" style:font-size-complex="14pt"/>
    </style:style>
    <style:style style:name="P4" style:family="paragraph" style:parent-style-name="Standard">
      <style:paragraph-properties fo:text-align="start" style:justify-single-word="false"/>
      <style:text-properties style:font-name="Ubuntu" fo:font-size="14pt" style:text-underline-style="solid" style:text-underline-width="auto" style:text-underline-color="font-color" officeooo:rsid="0019bdc9" officeooo:paragraph-rsid="0019bdc9" style:font-size-asian="12.25pt" style:font-size-complex="14pt"/>
    </style:style>
    <style:style style:name="P5" style:family="paragraph" style:parent-style-name="Standard">
      <style:paragraph-properties fo:text-align="start" style:justify-single-word="false"/>
      <style:text-properties style:font-name="Ubuntu" fo:font-size="14pt" style:text-underline-style="none" officeooo:rsid="00174f7e" officeooo:paragraph-rsid="00174f7e" style:font-size-asian="12.25pt" style:font-size-complex="14pt"/>
    </style:style>
    <style:style style:name="P6" style:family="paragraph" style:parent-style-name="Standard">
      <style:paragraph-properties fo:text-align="start" style:justify-single-word="false"/>
      <style:text-properties style:font-name="Ubuntu" fo:font-size="14pt" style:text-underline-style="none" officeooo:rsid="0019bdc9" officeooo:paragraph-rsid="0019bdc9" style:font-size-asian="12.25pt" style:font-size-complex="14pt"/>
    </style:style>
    <style:style style:name="P7" style:family="paragraph" style:parent-style-name="Standard">
      <style:paragraph-properties fo:text-align="start" style:justify-single-word="false"/>
      <style:text-properties style:font-name="Ubuntu" fo:font-size="14pt" style:text-underline-style="none" officeooo:rsid="001ac5eb" officeooo:paragraph-rsid="001ac5eb" style:font-size-asian="12.25pt" style:font-size-complex="14pt"/>
    </style:style>
    <style:style style:name="T1" style:family="text">
      <style:text-properties officeooo:rsid="00186091"/>
    </style:style>
    <style:style style:name="T2" style:family="text">
      <style:text-properties officeooo:rsid="0019bdc9"/>
    </style:style>
    <style:style style:name="T3" style:family="text">
      <style:text-properties officeooo:rsid="001ac5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T2Problema5</text:p>
      <text:p text:style-name="P2"/>
      <text:p text:style-name="P3">Implementación</text:p>
      <text:p text:style-name="P5"/>
      <text:p text:style-name="P5">Para implementar la entrada de datos he empleado una estructura while dentro de otra estructura while.</text:p>
      <text:p text:style-name="P5">La primera se he empleado para permitir la entrada de datos y la salida de el programa. La segunda se ha encargado de filtrar los datos introducidos por teclado y de asignar los correspondientes valores a las variables.</text:p>
      <text:p text:style-name="P5"/>
      <text:p text:style-name="P5">Dentro del segundo while mediante las estructuras if y else he realizado el cribado de los datos separando las notas suspensas de las aprobadas.</text:p>
      <text:p text:style-name="P5"/>
      <text:p text:style-name="P5">Mediante el uso de variables y los formatos de salida println y printf, he mostrado por pantalla el informe de salida. Empleando de nuevo las estructuras if y else he mostrado las diferentes opciones en caso de darse casos de datos en particular.</text:p>
      <text:p text:style-name="P5"/>
      <text:p text:style-name="P5"/>
      <text:p text:style-name="P3">Validación de entrada</text:p>
      <text:p text:style-name="P5"/>
      <text:p text:style-name="P5">Para el control de entrada he utilizado una doble estructura while, <text:span text:style-name="T1">mediante el uso de co</text:span><text:span text:style-name="T3">m</text:span><text:span text:style-name="T1">a</text:span><text:span text:style-name="T3">n</text:span><text:span text:style-name="T1">dos como “hasNextDouble()” y la </text:span><text:span text:style-name="T2">conjunción AND (&amp;&amp;). También he empleado comparadores <text:s/>como “&lt;, &gt;, ==, !=.</text:span></text:p>
      <text:p text:style-name="P5"/>
      <text:p text:style-name="P7">Toda falla del programa ha sido solucionada mediante la observación del código, el uso de papel y lápiz y el método científico del ensayo error.</text:p>
      <text:p text:style-name="P5"/>
      <text:p text:style-name="P4">Retos encontrados en la práctica</text:p>
      <text:p text:style-name="P6"/>
      <text:p text:style-name="P6">La validación de datos con la doble estructura while ha sido uno de los escollos que he encontrado, el representar el algoritmo en papel mediante diagramas de flujo, fue esclarecedor al la hora de entender la solución al problema.</text:p>
      <text:p text:style-name="P6"/>
      <text:p text:style-name="P6"/>
      <text:p text:style-name="P4">Mejoras y funcionalidades</text:p>
      <text:p text:style-name="P6"/>
      <text:p text:style-name="P6">Pienso que el introducir alguna opción para obtener el informe en papel a través de una impresora sería una opción práctica e interesa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officeooo:rsid="001ac5eb" officeooo:paragraph-rsid="001ac5e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Por: Antonio Gómez Pérez<text:tab/><text:tab/>1º DAW</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11:11:28.237116136</meta:creation-date>
    <dc:date>2024-10-20T11:46:57.747512453</dc:date>
    <meta:editing-duration>PT9M38S</meta:editing-duration>
    <meta:editing-cycles>2</meta:editing-cycles>
    <meta:generator>LibreOffice/7.3.7.2$Linux_X86_64 LibreOffice_project/30$Build-2</meta:generator>
    <meta:document-statistic meta:table-count="0" meta:image-count="0" meta:object-count="0" meta:page-count="1" meta:paragraph-count="14" meta:word-count="259" meta:character-count="1557" meta:non-whitespace-character-count="1310"/>
  </office:meta>
</office:document-meta>
</file>